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" svg:font-family="Ubuntu" style:font-family-generic="system" style:font-pitch="variable"/>
    <style:font-face style:name="Cuprum" svg:font-family="Cuprum" style:font-family-generic="system" style:font-pitch="variable"/>
    <style:font-face style:name="Fjalla One" svg:font-family="Fjalla One" style:font-family-generic="system" style:font-pitch="variable"/>
    <style:font-face style:name="Trebuchet MS" svg:font-family="Trebuchet MS" style:font-family-generic="swiss" style:font-pitch="variable" svg:panose-1="2 11 6 3 2 2 2 2 2 4"/>
    <style:font-face style:name="Economica" svg:font-family="Economica" style:font-family-generic="system" style:font-pitch="variable"/>
    <style:font-face style:name="Quicksand" svg:font-family="Quicksand" style:font-family-generic="system" style:font-pitch="variable"/>
    <style:font-face style:name="Caveat" svg:font-family="Cavea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  <style:text-properties fo:font-size="8pt" style:font-size-asian="8pt" style:font-size-complex="8pt"/>
    </style:style>
    <style:style style:name="TableColumn15" style:family="table-column">
      <style:table-column-properties style:column-width="10.1194in" style:use-optimal-column-width="false"/>
    </style:style>
    <style:style style:name="Table14" style:family="table">
      <style:table-properties style:width="10.1194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fo:background-color="#ED7D31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text-align="center"/>
      <style:text-properties style:font-name="Ubuntu" style:font-name-asian="Fjalla One" style:font-name-complex="Fjalla One" fo:font-size="14pt" style:font-size-asian="14pt" style:font-size-complex="14pt"/>
    </style:style>
    <style:style style:name="P19" style:parent-style-name="Standard" style:family="paragraph">
      <style:text-properties style:font-name="Trebuchet MS" style:font-name-asian="Trebuchet MS" style:font-name-complex="Trebuchet MS" fo:font-size="8pt" style:font-size-asian="8pt" style:font-size-complex="8pt"/>
    </style:style>
    <style:style style:name="TableColumn21" style:family="table-column">
      <style:table-column-properties style:column-width="1.302in" style:use-optimal-column-width="false"/>
    </style:style>
    <style:style style:name="TableColumn22" style:family="table-column">
      <style:table-column-properties style:column-width="2.1166in" style:use-optimal-column-width="false"/>
    </style:style>
    <style:style style:name="TableColumn23" style:family="table-column">
      <style:table-column-properties style:column-width="2.2215in" style:use-optimal-column-width="false"/>
    </style:style>
    <style:style style:name="TableColumn24" style:family="table-column">
      <style:table-column-properties style:column-width="2.2215in" style:use-optimal-column-width="false"/>
    </style:style>
    <style:style style:name="TableColumn25" style:family="table-column">
      <style:table-column-properties style:column-width="2.2166in" style:use-optimal-column-width="false"/>
    </style:style>
    <style:style style:name="Table20" style:family="table">
      <style:table-properties style:width="10.0784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font-size="10pt" style:font-size-asian="10pt" style:font-size-complex="10pt"/>
    </style:style>
    <style:style style:name="TableCell29" style:family="table-cell">
      <style:table-cell-properties fo:border="0.0138in solid #000000" fo:background-color="#00B05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font-size="10pt" style:font-size-asian="10pt" style:font-size-complex="10pt"/>
    </style:style>
    <style:style style:name="TableCell31" style:family="table-cell">
      <style:table-cell-properties fo:border="0.0138in solid #000000" fo:background-color="#FFFF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font-size="10pt" style:font-size-asian="10pt" style:font-size-complex="10pt"/>
    </style:style>
    <style:style style:name="TableCell33" style:family="table-cell">
      <style:table-cell-properties fo:border="0.0138in solid #000000" fo:background-color="#4472C4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font-size="10pt" style:font-size-asian="10pt" style:font-size-complex="10pt"/>
    </style:style>
    <style:style style:name="TableCell35" style:family="table-cell">
      <style:table-cell-properties fo:border="0.0138in solid #000000" fo:background-color="#80808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line-height="100%">
        <style:tab-stops>
          <style:tab-stop style:type="left" style:position="0.3437in"/>
          <style:tab-stop style:type="center" style:position="1.0388in"/>
        </style:tab-stops>
      </style:paragraph-properties>
      <style:text-properties style:font-name="Ubuntu" style:font-name-asian="Economica" style:font-name-complex="Economica" fo:font-weight="bold" style:font-weight-asian="bold" fo:font-size="10pt" style:font-size-asian="10pt" style:font-size-complex="10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38in solid #000000" fo:border-left="0.0104in solid #666666" fo:border-bottom="0.0104in solid #666666" fo:border-right="0.0104in solid #666666" fo:background-color="#D0E0E3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P40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P41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TableCell42" style:family="table-cell">
      <style:table-cell-properties fo:border-top="0.0138in solid #000000" fo:border-left="0.0104in solid #666666" fo:border-bottom="0.0104in solid #666666" fo:border-right="0.0104in solid #666666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44" style:family="table-cell">
      <style:table-cell-properties fo:border-top="0.0138in solid #000000" fo:border-left="0.0104in solid #666666" fo:border-bottom="0.0104in solid #666666" fo:border-right="0.0104in solid #666666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46" style:family="table-cell">
      <style:table-cell-properties fo:border-top="0.0138in solid #000000" fo:border-left="0.0104in solid #666666" fo:border-bottom="0.0104in solid #666666" fo:border-right="0.0104in solid #666666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48" style:family="table-cell">
      <style:table-cell-properties fo:border-top="0.0138in solid #000000" fo:border-left="0.0104in solid #666666" fo:border-bottom="0.0104in solid #666666" fo:border-right="0.0104in solid #666666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666666" fo:background-color="#D0E0E3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P53" style:parent-style-name="Standard" style:family="paragraph">
      <style:paragraph-properties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P54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TableCell55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57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line-height="100%"/>
    </style:style>
    <style:style style:name="T59" style:parent-style-name="Fuentedepárrafopredeter." style:family="text">
      <style:text-properties style:font-name="Ubuntu" style:font-name-asian="Cuprum" style:font-name-complex="Cuprum" fo:color="#434343" fo:font-size="10pt" style:font-size-asian="10pt" style:font-size-complex="10pt"/>
    </style:style>
    <style:style style:name="T60" style:parent-style-name="Fuentedepárrafopredeter." style:family="text">
      <style:text-properties style:font-name="Ubuntu" style:font-name-asian="Cuprum" style:font-name-complex="Cuprum" fo:color="#434343" fo:font-size="10pt" style:font-size-asian="10pt" style:font-size-complex="10pt"/>
    </style:style>
    <style:style style:name="TableCell61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63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line-height="100%"/>
    </style:style>
    <style:style style:name="T65" style:parent-style-name="Fuentedepárrafopredeter." style:family="text">
      <style:text-properties style:font-name="Ubuntu" style:font-name-asian="Cuprum" style:font-name-complex="Cuprum" fo:color="#434343" fo:font-size="10pt" style:font-size-asian="10pt" style:font-size-complex="10pt"/>
    </style:style>
    <style:style style:name="T66" style:parent-style-name="Fuentedepárrafopredeter." style:family="text">
      <style:text-properties style:font-name="Ubuntu" style:font-name-asian="Cuprum" style:font-name-complex="Cuprum" fo:color="#434343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04in solid #666666" fo:background-color="#D0E0E3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P70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TableCell71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73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75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77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04in solid #666666" fo:background-color="#D0E0E3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TableCell82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84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P86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87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89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Row91" style:family="table-row">
      <style:table-row-properties style:min-row-height="0.2638in" style:use-optimal-row-height="false"/>
    </style:style>
    <style:style style:name="TableCell92" style:family="table-cell">
      <style:table-cell-properties fo:border="0.0104in solid #666666" fo:background-color="#D0E0E3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P94" style:parent-style-name="Standard" style:family="paragraph">
      <style:paragraph-properties fo:text-align="center"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P95" style:parent-style-name="Standard" style:family="paragraph">
      <style:paragraph-properties fo:line-height="100%"/>
      <style:text-properties style:font-name="Ubuntu" style:font-name-asian="Economica" style:font-name-complex="Economica" fo:font-weight="bold" style:font-weight-asian="bold" fo:color="#434343" fo:font-size="10pt" style:font-size-asian="10pt" style:font-size-complex="10pt"/>
    </style:style>
    <style:style style:name="TableCell96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P98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99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P101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P102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103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P105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TableCell106" style:family="table-cell">
      <style:table-cell-properties fo:border="0.0104in solid #666666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line-height="100%"/>
      <style:text-properties style:font-name="Ubuntu" style:font-name-asian="Cuprum" style:font-name-complex="Cuprum" fo:color="#434343" fo:font-size="10pt" style:font-size-asian="10pt" style:font-size-complex="10pt"/>
    </style:style>
    <style:style style:name="P108" style:parent-style-name="Standard" style:family="paragraph">
      <style:paragraph-properties fo:line-height="150%"/>
      <style:text-properties style:font-name="Quicksand" style:font-name-asian="Quicksand" style:font-name-complex="Quicksand" fo:font-weight="bold" style:font-weight-asian="bold" fo:color="#434343"/>
    </style:style>
    <style:style style:name="P109" style:parent-style-name="Standard" style:family="paragraph">
      <style:paragraph-properties fo:text-align="center" fo:line-height="150%"/>
      <style:text-properties style:font-name="Fjalla One" style:font-name-asian="Fjalla One" style:font-name-complex="Fjalla One" fo:color="#ED7D31" fo:font-size="16pt" style:font-size-asian="16pt" style:font-size-complex="16pt"/>
    </style:style>
    <style:style style:name="P110" style:parent-style-name="Standard" style:family="paragraph">
      <style:paragraph-properties fo:line-height="150%"/>
      <style:text-properties style:font-name="Fjalla One" style:font-name-asian="Fjalla One" style:font-name-complex="Fjalla One" fo:color="#ED7D31" fo:font-size="16pt" style:font-size-asian="16pt" style:font-size-complex="16pt"/>
    </style:style>
    <style:style style:name="P111" style:parent-style-name="Standard" style:family="paragraph">
      <style:paragraph-properties fo:text-align="center" fo:line-height="150%"/>
      <style:text-properties style:font-name="Fjalla One" style:font-name-asian="Fjalla One" style:font-name-complex="Fjalla One" fo:font-weight="bold" style:font-weight-asian="bold" fo:color="#FF0000" fo:font-size="16pt" style:font-size-asian="16pt" style:font-size-complex="16pt"/>
    </style:style>
    <style:style style:name="P112" style:parent-style-name="Standard" style:family="paragraph">
      <style:paragraph-properties fo:text-align="center" fo:line-height="150%"/>
      <style:text-properties style:font-name="Fjalla One" style:font-name-asian="Fjalla One" style:font-name-complex="Fjalla One" fo:font-weight="bold" style:font-weight-asian="bold" fo:color="#ED7D31" fo:font-size="16pt" style:font-size-asian="16pt" style:font-size-complex="16pt"/>
    </style:style>
    <style:style style:name="P113" style:parent-style-name="Standard" style:family="paragraph">
      <style:paragraph-properties fo:line-height="150%"/>
      <style:text-properties style:font-name="Fjalla One" style:font-name-asian="Fjalla One" style:font-name-complex="Fjalla One" fo:font-weight="bold" style:font-weight-asian="bold" fo:color="#FF0000" fo:font-size="16pt" style:font-size-asian="16pt" style:font-size-complex="16pt"/>
    </style:style>
    <style:style style:name="P114" style:parent-style-name="Standard" style:family="paragraph">
      <style:paragraph-properties fo:text-align="center" fo:line-height="150%"/>
      <style:text-properties style:font-name="Fjalla One" style:font-name-asian="Fjalla One" style:font-name-complex="Fjalla One" fo:font-size="7pt" style:font-size-asian="7pt" style:font-size-complex="7pt"/>
    </style:style>
    <style:style style:name="P115" style:parent-style-name="Standard" style:family="paragraph">
      <style:paragraph-properties fo:line-height="150%"/>
    </style:style>
    <style:style style:name="T116" style:parent-style-name="Fuentedepárrafopredeter." style:family="text">
      <style:text-properties fo:language="en" fo:country="US"/>
    </style:style>
    <style:style style:name="T117" style:parent-style-name="Hipervínculo" style:family="text">
      <style:text-properties fo:language="en" fo:country="US"/>
    </style:style>
    <style:style style:name="P118" style:parent-style-name="Standard" style:family="paragraph">
      <style:paragraph-properties fo:line-height="150%"/>
    </style:style>
    <style:style style:name="T119" style:parent-style-name="Fuentedepárrafopredeter." style:family="text">
      <style:text-properties fo:language="en" fo:country="US"/>
    </style:style>
    <style:style style:name="P120" style:parent-style-name="Standard" style:family="paragraph">
      <style:paragraph-properties fo:line-height="150%"/>
    </style:style>
    <style:style style:name="T121" style:parent-style-name="Fuentedepárrafopredeter." style:family="text">
      <style:text-properties fo:language="en" fo:country="US"/>
    </style:style>
    <style:style style:name="T122" style:parent-style-name="Hipervínculo" style:family="text">
      <style:text-properties fo:language="en" fo:country="US"/>
    </style:style>
    <style:style style:name="TableColumn124" style:family="table-column">
      <style:table-column-properties style:column-width="3.3638in" style:use-optimal-column-width="false"/>
    </style:style>
    <style:style style:name="TableColumn125" style:family="table-column">
      <style:table-column-properties style:column-width="3.3638in" style:use-optimal-column-width="false"/>
    </style:style>
    <style:style style:name="TableColumn126" style:family="table-column">
      <style:table-column-properties style:column-width="3.1263in" style:use-optimal-column-width="false"/>
    </style:style>
    <style:style style:name="Table123" style:family="table">
      <style:table-properties style:width="9.8541in" fo:margin-left="0in" table:align="left"/>
    </style:style>
    <style:style style:name="TableRow127" style:family="table-row">
      <style:table-row-properties style:min-row-height="0.5277in" style:use-optimal-row-height="false"/>
    </style:style>
    <style:style style:name="TableCell128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50%"/>
      <style:text-properties fo:language="en" fo:country="US"/>
    </style:style>
    <style:style style:name="P130" style:parent-style-name="Standard" style:family="paragraph">
      <style:paragraph-properties fo:line-height="150%"/>
      <style:text-properties fo:language="en" fo:country="US"/>
    </style:style>
    <style:style style:name="P131" style:parent-style-name="Standard" style:family="paragraph">
      <style:paragraph-properties fo:line-height="150%"/>
      <style:text-properties fo:font-weight="bold" style:font-weight-asian="bold" fo:color="#FF0000" fo:font-size="20pt" style:font-size-asian="20pt" style:font-size-complex="20pt"/>
    </style:style>
    <style:style style:name="P132" style:parent-style-name="Standard" style:family="paragraph">
      <style:paragraph-properties fo:line-height="150%"/>
      <style:text-properties fo:font-weight="bold" style:font-weight-asian="bold" fo:font-size="12pt" style:font-size-asian="12pt" style:font-size-complex="12pt"/>
    </style:style>
    <style:style style:name="P133" style:parent-style-name="Standard" style:family="paragraph">
      <style:paragraph-properties fo:line-height="150%"/>
    </style:style>
    <style:style style:name="P134" style:parent-style-name="Standard" style:family="paragraph">
      <style:paragraph-properties fo:line-height="150%"/>
    </style:style>
    <style:style style:name="P135" style:parent-style-name="Standard" style:family="paragraph">
      <style:paragraph-properties fo:line-height="150%"/>
    </style:style>
    <style:style style:name="P136" style:parent-style-name="Standard" style:family="paragraph">
      <style:paragraph-properties fo:line-height="150%"/>
    </style:style>
    <style:style style:name="P137" style:parent-style-name="Standard" style:family="paragraph">
      <style:paragraph-properties fo:line-height="150%"/>
    </style:style>
    <style:style style:name="P138" style:parent-style-name="Standard" style:family="paragraph">
      <style:paragraph-properties fo:line-height="150%"/>
    </style:style>
    <style:style style:name="P139" style:parent-style-name="Standard" style:family="paragraph">
      <style:paragraph-properties fo:line-height="150%"/>
    </style:style>
    <style:style style:name="P140" style:parent-style-name="Standard" style:family="paragraph">
      <style:paragraph-properties fo:line-height="150%"/>
    </style:style>
    <style:style style:name="T141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142" style:parent-style-name="Standard" style:family="paragraph">
      <style:paragraph-properties fo:line-height="150%"/>
    </style:style>
    <style:style style:name="P143" style:parent-style-name="Standard" style:family="paragraph">
      <style:paragraph-properties fo:line-height="150%"/>
      <style:text-properties fo:font-weight="bold" style:font-weight-asian="bold" fo:font-size="12pt" style:font-size-asian="12pt" style:font-size-complex="12pt"/>
    </style:style>
    <style:style style:name="P144" style:parent-style-name="Standard" style:family="paragraph">
      <style:paragraph-properties fo:line-height="150%"/>
      <style:text-properties fo:font-weight="bold" style:font-weight-asian="bold" fo:font-size="12pt" style:font-size-asian="12pt" style:font-size-complex="12pt"/>
    </style:style>
    <style:style style:name="P145" style:parent-style-name="Standard" style:family="paragraph">
      <style:paragraph-properties fo:line-height="150%"/>
    </style:style>
    <style:style style:name="P146" style:parent-style-name="Standard" style:family="paragraph">
      <style:paragraph-properties fo:line-height="150%"/>
    </style:style>
    <style:style style:name="P147" style:parent-style-name="Standard" style:family="paragraph">
      <style:paragraph-properties fo:line-height="150%"/>
      <style:text-properties style:font-name="Fjalla One" style:font-name-asian="Fjalla One" style:font-name-complex="Fjalla One" fo:font-size="7pt" style:font-size-asian="7pt" style:font-size-complex="7pt"/>
    </style:style>
    <style:style style:name="TableCell148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center" fo:line-height="150%"/>
      <style:text-properties style:font-name="Caveat" style:font-name-asian="Caveat" style:font-name-complex="Caveat" fo:font-weight="bold" style:font-weight-asian="bold" fo:font-size="12pt" style:font-size-asian="12pt" style:font-size-complex="12pt"/>
    </style:style>
    <style:style style:name="TableCell150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end" fo:line-height="150%" fo:margin-left="0.5in">
        <style:tab-stops/>
      </style:paragraph-properties>
      <style:text-properties style:font-name="Fjalla One" style:font-name-asian="Fjalla One" style:font-name-complex="Fjalla One" fo:font-size="8pt" style:font-size-asian="8pt" style:font-size-complex="8pt"/>
    </style:style>
    <style:style style:name="P152" style:parent-style-name="Standard" style:family="paragraph">
      <style:paragraph-properties fo:line-height="150%"/>
    </style:style>
  </office:automatic-styles>
  <office:body>
    <office:text text:use-soft-page-breaks="true">
      <text:p text:style-name="P1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RÚBRICA DE EVALUACIÓN DE UN MAPA MENTAL</text:p>
          </table:table-cell>
        </table:table-row>
      </table:table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CATEGORÍA</text:p>
          </table:table-cell>
          <table:table-cell table:style-name="TableCell29">
            <text:p text:style-name="P30">4 EXCELENTE</text:p>
          </table:table-cell>
          <table:table-cell table:style-name="TableCell31">
            <text:p text:style-name="P32">3 SATISFACTORIO</text:p>
          </table:table-cell>
          <table:table-cell table:style-name="TableCell33">
            <text:p text:style-name="P34">2 MEJORABLE</text:p>
          </table:table-cell>
          <table:table-cell table:style-name="TableCell35">
            <text:p text:style-name="P36"><text:tab/><text:tab/>1 INSUFICIENTE</text:p>
          </table:table-cell>
        </table:table-row>
        <table:table-row table:style-name="TableRow37">
          <table:table-cell table:style-name="TableCell38">
            <text:p text:style-name="P39"/>
            <text:p text:style-name="P40"/>
            <text:p text:style-name="P41">ESTRUCTURA</text:p>
          </table:table-cell>
          <table:table-cell table:style-name="TableCell42">
            <text:p text:style-name="P43">El mapa está muy bien estructurado, con una imagen central<text:s/>del tema elegida con mucho acierto desde la cual irradian los demás conceptos e ideas en forma de ramificaciones. Además, cada uno de estas ideas va acompañada de una imagen que refuerza aquello que se quiere expresar. (2´5 p.)</text:p>
          </table:table-cell>
          <table:table-cell table:style-name="TableCell44">
            <text:p text:style-name="P45">El mapa está bastante bien estructurado, con una imagen central del tema elegida con acierto y desde la cual irradian los demás conceptos e ideas en forma de ramificaciones. No obstante, no todas las ideas van acompañadas de una imagen y/o dicha imagen no guarda mucha relación con aquella idea que se quiere expresar. (1´5 p.)</text:p>
          </table:table-cell>
          <table:table-cell table:style-name="TableCell46">
            <text:p text:style-name="P47">El mapa no está bien estructurado porque falta una imagen central del tema y/o porque no estén presentadas las ideas de forma radial y/o porque la mayor parte de esas ideas no vayan acompañadas de una imagen y/o<text:s/>porque dicha imagen no se ajuste con claridad a la idea que se quiere transmitir. (0´75 p.)</text:p>
          </table:table-cell>
          <table:table-cell table:style-name="TableCell48">
            <text:p text:style-name="P49">El mapa mental no respeta la estructura propia de este tipo de textos (imagen central con ramificaciones y equilibrio entre el texto y la imagen). <text:s/>(0 p.)</text:p>
          </table:table-cell>
        </table:table-row>
        <table:table-row table:style-name="TableRow50">
          <table:table-cell table:style-name="TableCell51">
            <text:p text:style-name="P52"/>
            <text:p text:style-name="P53"/>
            <text:p text:style-name="P54">CONTENIDO</text:p>
          </table:table-cell>
          <table:table-cell table:style-name="TableCell55">
            <text:p text:style-name="P56">La imagen central aparece acompañada de un título adecuado en torno al cual se articulan entre cinco y siete ideas bien seleccionadas y expresadas de forma muy acertada, relaciona las encíclicas <text:s/>(2´5 p.)</text:p>
          </table:table-cell>
          <table:table-cell table:style-name="TableCell57">
            <text:p text:style-name="P58"><text:span text:style-name="T59">La imagen central aparece acompañada de<text:s/></text:span><text:span text:style-name="T60">un título adecuado en torno al cual se articulan entre cinco y siete ideas. No obstante, dichas ideas no están muy bien seleccionadas y/o expresadas. Casi no relaciona las encíclicas (1´5 p.)</text:span></text:p>
          </table:table-cell>
          <table:table-cell table:style-name="TableCell61">
            <text:p text:style-name="P62">La imagen central aparece acompañada de un título bastante adecuado en torno al cual se articulan una serie de ideas. Sin embargo, el número de ideas o conceptos no cumple el mínimo establecido (entre cinco y siete) y/o no están bien seleccionadas o expresadas. (0´75 p.)</text:p>
          </table:table-cell>
          <table:table-cell table:style-name="TableCell63">
            <text:p text:style-name="P64"><text:span text:style-name="T65">La imagen central (si es que la hubiera) no apar</text:span><text:span text:style-name="T66">ece acompañadas de un título del que irradian ideas y/o no se respeta el número mínimo de ideas o conceptos requeridos. Además, ni la selección ni la redacción de dichas ideas es adecuada. <text:s/>(0 p.)</text:span></text:p>
          </table:table-cell>
        </table:table-row>
        <table:table-row table:style-name="TableRow67">
          <table:table-cell table:style-name="TableCell68">
            <text:p text:style-name="P69"/>
            <text:p text:style-name="P70">PATRÓN ORGANIZATIVO</text:p>
          </table:table-cell>
          <table:table-cell table:style-name="TableCell71">
            <text:p text:style-name="P72">El patrón organizativo es muy claro y<text:s/>adecuado y se ha aprovechado bien todo el espacio físico para distribuir las ideas de una manera equilibrada. (1 p.)</text:p>
          </table:table-cell>
          <table:table-cell table:style-name="TableCell73">
            <text:p text:style-name="P74">Se han dispuesto los contenidos en función de un patrón organizativo bastante claro y adecuado. Además, se ha aprovechado bastante bien el<text:s/>espacio físico para distribuir las ideas de una manera equilibrada. (0´75 p.)</text:p>
          </table:table-cell>
          <table:table-cell table:style-name="TableCell75">
            <text:p text:style-name="P76">El patrón organizativo no es demasiado claro ni adecuado y/o no se ha aprovechado demasiado bien todo el espacio físico a la hora de distribuir las ideas. (0´5 p.)</text:p>
          </table:table-cell>
          <table:table-cell table:style-name="TableCell77">
            <text:p text:style-name="P78">No existe un<text:s/>patrón organizativo claro y las ideas no están distribuidas de una manera equilibrada dentro del espacio físico en el que se ha desarrollado el mapa mental. (0 p.)</text:p>
          </table:table-cell>
        </table:table-row>
        <table:table-row table:style-name="TableRow79">
          <table:table-cell table:style-name="TableCell80">
            <text:p text:style-name="P81">ELEMENTOS VISUALES</text:p>
          </table:table-cell>
          <table:table-cell table:style-name="TableCell82">
            <text:p text:style-name="P83">El mapa es visualmente muy atractivo, con gran variedad de imágenes sencillas y claras que refuerzan el contenido que se quiere<text:s/><text:soft-page-break/>transmitir. Aparece, además, una gran variedad de elementos visuales (colores, contenedores, líneas, flechas, etc.) y tipografías que contribuyen a enriquecer el mapa de una manera clara y notoria. (2<text:s/>p.)</text:p>
          </table:table-cell>
          <table:table-cell table:style-name="TableCell84">
            <text:p text:style-name="P85">El mapa mental es visualmente atractivo, con una amplia variedad de imágenes sencillas y claras que refuerzan el contenido que se<text:s/></text:p>
            <text:soft-page-break/>
            <text:p text:style-name="P86">quiere transmitir. Aparecen, además, otros elementos visuales (colores, contenedores, líneas, flechas, etc.) y tipografías que contribuyen a enriquecer el mapa. (1´5 p.)</text:p>
          </table:table-cell>
          <table:table-cell table:style-name="TableCell87">
            <text:p text:style-name="P88">El mapa no es visualmente muy atractivo: se echa en falta una mayor variedad y claridad en las imágenes. Tampoco los demás elementos<text:s/><text:soft-page-break/>visuales (colores, contenedores, líneas, flechas, etc.) y tipografías<text:s/>empleadas son lo suficientemente variados como para enriquecer el mapa desde el punto de vista visual. (0´5 p.)</text:p>
          </table:table-cell>
          <table:table-cell table:style-name="TableCell89">
            <text:p text:style-name="P90">Existe muy poca variedad en los elementos visuales que componen el mapa (imágenes, colores, contenedores, líneas, flechas, etc.),<text:s/><text:soft-page-break/>así como en las tipografías empleadas, lo que hace que el mapa sea visualmente muy poco atractivo. (0 p.)</text:p>
          </table:table-cell>
        </table:table-row>
        <text:soft-page-break/>
        <table:table-row table:style-name="TableRow91">
          <table:table-cell table:style-name="TableCell92">
            <text:p text:style-name="P93"><text:s text:c="3"/>PUNTUALIDAD</text:p>
            <text:p text:style-name="P94">CORRECCIÓN LINGÜÍSTICA</text:p>
            <text:p text:style-name="P95"/>
          </table:table-cell>
          <table:table-cell table:style-name="TableCell96">
            <text:p text:style-name="P97">El texto es correcto desde el punto de vista ortográfico, (2 p.)</text:p>
            <text:p text:style-name="P98">Puntualidad en la entrega</text:p>
          </table:table-cell>
          <table:table-cell table:style-name="TableCell99">
            <text:p text:style-name="P100">El texto contiene uno o dos errores ortográficos, léxicos (1´5 p.)</text:p>
            <text:p text:style-name="P101">Un día después de la fecha de entrega</text:p>
            <text:p text:style-name="P102"/>
          </table:table-cell>
          <table:table-cell table:style-name="TableCell103">
            <text:p text:style-name="P104">El texto contiene de tres a cuatro errores ortográficos. léxicos (0´5 p.)</text:p>
            <text:p text:style-name="P105">Dos días después de la fecha<text:s/></text:p>
          </table:table-cell>
          <table:table-cell table:style-name="TableCell106">
            <text:p text:style-name="P107">El texto presenta más de cuatro errores ortográficos. léxicos o<text:s/>morfosintácticos. (0 p.)</text:p>
          </table:table-cell>
        </table:table-row>
      </table:table>
      <text:p text:style-name="P108"/>
      <text:p text:style-name="P109"/>
      <text:p text:style-name="P110"/>
      <text:p text:style-name="P111">VIDEOS TUTORIALES</text:p>
      <text:p text:style-name="P112"/>
      <text:p text:style-name="P113">EJEMPLOS (son libres de buscar o considerar otra herramienta)</text:p>
      <text:p text:style-name="P114"/>
      <text:p text:style-name="P115"><text:span text:style-name="T116">- <text:s/>Popplet-com <text:s text:c="23"/></text:span><text:a xlink:href="https://www.youtube.com/watch?v=xvG6pC5z5jg" office:target-frame-name="_top" xlink:show="replace"><text:span text:style-name="T117">https://www.youtube.com/watch?v=xvG6pC5z5jg</text:span></text:a></text:p>
      <text:p text:style-name="P118"><text:span text:style-name="T119"><text:s/></text:span>- GoCongr <text:s text:c="29"/><text:a xlink:href="https://www.youtube.com/watch?v=3o2klFQNhvI" office:target-frame-name="_top" xlink:show="replace"><text:span text:style-name="Hipervínculo">https://www.youtube.com/watch?v=3o2klFQNhvI</text:span></text:a></text:p>
      <text:p text:style-name="P120"><text:s/><text:span text:style-name="T121">- Bubble.us. <text:s text:c="26"/></text:span><text:a xlink:href="https://www.youtube.com/watch?v=khvB4qJH65U" office:target-frame-name="_top" xlink:show="replace"><text:span text:style-name="T122">https://www.youtube.com/watch?v=khvB4qJH65U</text:span></text:a>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/>
            <text:p text:style-name="P130"/>
            <text:soft-page-break/>
            <text:p text:style-name="P131">Indicación:<text:s/></text:p>
            <text:p text:style-name="P132">Tomar en cuenta:<text:s/></text:p>
            <text:list text:style-name="LFO1" text:continue-numbering="true">
              <text:list-item>
                <text:p text:style-name="P133">Nombre de la encíclica</text:p>
              </text:list-item>
              <text:list-item>
                <text:p text:style-name="P134">Quien la escribió</text:p>
              </text:list-item>
              <text:list-item>
                <text:p text:style-name="P135">Imagen de Papa<text:s/></text:p>
              </text:list-item>
              <text:list-item>
                <text:p text:style-name="P136">Datos relevantes del Papa</text:p>
              </text:list-item>
              <text:list-item>
                <text:p text:style-name="P137">Mensaje principal de las encíclicas</text:p>
              </text:list-item>
              <text:list-item>
                <text:p text:style-name="P138">Aniversario de las encíclicas</text:p>
              </text:list-item>
            </text:list>
            <text:p text:style-name="P139"/>
            <text:p text:style-name="P140"><text:span text:style-name="T141">Fecha de Entrega:</text:span><text:s/></text:p>
            <text:list text:style-name="LFO2" text:continue-numbering="true">
              <text:list-item>
                <text:p text:style-name="P142">19 de agosto del 2020 en la herramienta de<text:s/></text:p>
              </text:list-item>
            </text:list>
            <text:p text:style-name="P143"/>
            <text:p text:style-name="P144">Tarea</text:p>
            <text:list text:style-name="LFO2" text:continue-numbering="true">
              <text:list-item>
                <text:p text:style-name="P145">Subir la<text:s/>tarea por medio de imagen png o jpg</text:p>
              </text:list-item>
            </text:list>
            <text:p text:style-name="P146"/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" svg:font-family="Ubuntu" style:font-family-generic="system" style:font-pitch="variable"/>
    <style:font-face style:name="Cuprum" svg:font-family="Cuprum" style:font-family-generic="system" style:font-pitch="variable"/>
    <style:font-face style:name="Fjalla One" svg:font-family="Fjalla One" style:font-family-generic="system" style:font-pitch="variable"/>
    <style:font-face style:name="Trebuchet MS" svg:font-family="Trebuchet MS" style:font-family-generic="swiss" style:font-pitch="variable" svg:panose-1="2 11 6 3 2 2 2 2 2 4"/>
    <style:font-face style:name="Economica" svg:font-family="Economica" style:font-family-generic="system" style:font-pitch="variable"/>
    <style:font-face style:name="Quicksand" svg:font-family="Quicksand" style:font-family-generic="system" style:font-pitch="variable"/>
    <style:font-face style:name="Caveat" svg:font-family="Cavea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SV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portrait" fo:margin-top="0in" fo:margin-left="0.7868in" fo:margin-bottom="0.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06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text-align="end"/>
    </style:style>
    <style:style style:name="TableColumn4" style:family="table-column">
      <style:table-column-properties style:column-width="3.6979in" style:use-optimal-column-width="false"/>
    </style:style>
    <style:style style:name="TableColumn5" style:family="table-column">
      <style:table-column-properties style:column-width="2.9861in" style:use-optimal-column-width="false"/>
    </style:style>
    <style:style style:name="Table3" style:family="table">
      <style:table-properties style:width="6.684in" fo:margin-left="0.0729in" table:align="left"/>
    </style:style>
    <style:style style:name="TableRow6" style:family="table-row">
      <style:table-row-properties style:min-row-height="0.1138in" style:use-optimal-row-height="false"/>
    </style:style>
    <style:style style:name="TableCell7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  <style:text-properties style:font-name="Ubuntu" style:font-name-asian="Cuprum" style:font-name-complex="Cuprum"/>
    </style:style>
    <style:style style:name="P9" style:parent-style-name="Standard" style:family="paragraph">
      <style:paragraph-properties fo:line-height="100%"/>
      <style:text-properties style:font-name="Ubuntu" style:font-name-asian="Cuprum" style:font-name-complex="Cuprum"/>
    </style:style>
    <style:style style:name="TableCell10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text-align="end" fo:line-height="100%" fo:margin-right="-0.2729in"/>
      <style:text-properties style:font-name="Ubuntu"/>
    </style:style>
    <style:style style:name="P12" style:parent-style-name="Standard" style:family="paragraph">
      <style:paragraph-properties fo:text-align="center" fo:line-height="150%"/>
    </style:style>
    <style:style style:name="P13" style:parent-style-name="Standard" style:family="paragraph">
      <style:paragraph-properties fo:text-align="center" fo:line-height="150%"/>
      <style:text-properties style:font-name="Ubuntu" style:font-name-asian="Cuprum" style:font-name-complex="Cuprum" fo:color="#434343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UNICAES</text:p>
              <text:p text:style-name="P9">APLICACIÓN DE PRINCIPIOS PARA LA <text:s/>ÉTICA SOCIAL <text:s text:c="34"/></text:p>
            </table:table-cell>
            <table:table-cell table:style-name="TableCell10">
              <text:p text:style-name="P11"/>
            </table:table-cell>
          </table:table-row>
        </table:table>
        <text:p text:style-name="Standard"/>
      </style:header>
      <style:footer>
        <text:p text:style-name="P12"/>
        <text:p text:style-name="P1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canato</meta:initial-creator>
    <dc:creator> </dc:creator>
    <meta:creation-date>2020-07-30T15:29:00Z</meta:creation-date>
    <dc:date>2020-07-30T15:29:00Z</dc:date>
    <meta:template xlink:href="Normal" xlink:type="simple"/>
    <meta:editing-cycles>2</meta:editing-cycles>
    <meta:editing-duration>PT0S</meta:editing-duration>
    <meta:document-statistic meta:page-count="3" meta:paragraph-count="10" meta:word-count="824" meta:character-count="5348" meta:row-count="37" meta:non-whitespace-character-count="4534"/>
  </office:meta>
</office:document-meta>
</file>